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weight="bold" officeooo:rsid="000c4d19" officeooo:paragraph-rsid="000c4d19" style:font-size-asian="16pt" style:font-weight-asian="bold" style:font-size-complex="16pt" style:font-weight-complex="bold"/>
    </style:style>
    <style:style style:name="P2" style:family="paragraph" style:parent-style-name="Standard">
      <style:text-properties fo:font-size="12pt" fo:font-weight="normal" officeooo:rsid="000c4d19" officeooo:paragraph-rsid="000c4d19" style:font-size-asian="12pt" style:font-weight-asian="normal" style:font-size-complex="12pt" style:font-weight-complex="normal"/>
    </style:style>
    <style:style style:name="P3" style:family="paragraph" style:parent-style-name="Standard">
      <style:text-properties fo:font-size="12pt" fo:font-weight="bold" officeooo:rsid="000c4d19" officeooo:paragraph-rsid="000c4d19" style:font-size-asian="12pt" style:font-weight-asian="bold" style:font-size-complex="12pt" style:font-weight-complex="bold"/>
    </style:style>
    <style:style style:name="P4" style:family="paragraph" style:parent-style-name="Standard">
      <style:text-properties fo:font-size="12pt" fo:font-weight="bold" officeooo:rsid="000df7ae" officeooo:paragraph-rsid="000df7ae" style:font-size-asian="12pt" style:font-weight-asian="bold" style:font-size-complex="12pt" style:font-weight-complex="bold"/>
    </style:style>
    <style:style style:name="P5" style:family="paragraph" style:parent-style-name="Standard">
      <style:text-properties fo:font-size="12pt" fo:font-weight="bold" officeooo:rsid="000df7ae" officeooo:paragraph-rsid="0012461b" style:font-size-asian="12pt" style:font-weight-asian="bold" style:font-size-complex="12pt" style:font-weight-complex="bold"/>
    </style:style>
    <style:style style:name="P6" style:family="paragraph" style:parent-style-name="Standard">
      <style:text-properties officeooo:paragraph-rsid="000df7ae"/>
    </style:style>
    <style:style style:name="P7" style:family="paragraph" style:parent-style-name="Standard">
      <style:text-properties fo:font-size="15pt" fo:font-weight="bold" officeooo:rsid="000c4d19" officeooo:paragraph-rsid="00120e7c" style:font-size-asian="15pt" style:font-weight-asian="bold" style:font-size-complex="15pt" style:font-weight-complex="bold"/>
    </style:style>
    <style:style style:name="P8" style:family="paragraph" style:parent-style-name="Standard">
      <style:text-properties fo:font-size="15pt" fo:font-weight="bold" officeooo:rsid="00120e7c" officeooo:paragraph-rsid="00120e7c" style:font-size-asian="15pt" style:font-weight-asian="bold" style:font-size-complex="15pt" style:font-weight-complex="bold"/>
    </style:style>
    <style:style style:name="P9" style:family="paragraph" style:parent-style-name="Standard">
      <style:text-properties fo:font-size="15pt" fo:font-weight="bold" officeooo:rsid="00120e7c" officeooo:paragraph-rsid="0012461b" style:font-size-asian="15pt" style:font-weight-asian="bold" style:font-size-complex="15pt" style:font-weight-complex="bold"/>
    </style:style>
    <style:style style:name="P10" style:family="paragraph" style:parent-style-name="Standard">
      <style:text-properties fo:font-size="15pt" fo:font-weight="bold" officeooo:rsid="00120e7c" officeooo:paragraph-rsid="0013d9b0" style:font-size-asian="15pt" style:font-weight-asian="bold" style:font-size-complex="15pt" style:font-weight-complex="bold"/>
    </style:style>
    <style:style style:name="P11" style:family="paragraph" style:parent-style-name="Standard">
      <style:text-properties style:font-name="Courier 10 Pitch" fo:font-size="11pt" fo:font-weight="normal" officeooo:rsid="00120e7c" officeooo:paragraph-rsid="00120e7c" style:font-size-asian="11pt" style:font-weight-asian="normal" style:font-size-complex="11pt" style:font-weight-complex="normal"/>
    </style:style>
    <style:style style:name="P12" style:family="paragraph" style:parent-style-name="Standard">
      <style:text-properties style:font-name="Courier 10 Pitch" fo:font-size="11pt" fo:font-weight="normal" officeooo:rsid="00120e7c" officeooo:paragraph-rsid="0012461b" style:font-size-asian="11pt" style:font-weight-asian="normal" style:font-size-complex="11pt" style:font-weight-complex="normal"/>
    </style:style>
    <style:style style:name="P13" style:family="paragraph" style:parent-style-name="Standard">
      <style:text-properties style:font-name="Courier 10 Pitch" fo:font-size="11pt" fo:font-weight="normal" officeooo:rsid="00120e7c" officeooo:paragraph-rsid="0013d9b0" style:font-size-asian="11pt" style:font-weight-asian="normal" style:font-size-complex="11pt" style:font-weight-complex="normal"/>
    </style:style>
    <style:style style:name="P14" style:family="paragraph" style:parent-style-name="Standard">
      <style:text-properties style:font-name="Courier 10 Pitch" fo:font-size="11pt" fo:font-weight="normal" officeooo:rsid="0013b67e" officeooo:paragraph-rsid="0013b67e" style:font-size-asian="11pt" style:font-weight-asian="normal" style:font-size-complex="11pt" style:font-weight-complex="normal"/>
    </style:style>
    <style:style style:name="P15" style:family="paragraph" style:parent-style-name="Standard">
      <style:text-properties style:font-name="Courier 10 Pitch" fo:font-size="11pt" fo:font-weight="normal" officeooo:rsid="00151fd9" officeooo:paragraph-rsid="00151fd9" style:font-size-asian="11pt" style:font-weight-asian="normal" style:font-size-complex="11pt" style:font-weight-complex="normal"/>
    </style:style>
    <style:style style:name="P16" style:family="paragraph" style:parent-style-name="Preformatted_20_Text">
      <style:paragraph-properties fo:margin-top="0cm" fo:margin-bottom="0.499cm" style:contextual-spacing="false"/>
    </style:style>
    <style:style style:name="P17" style:family="paragraph" style:parent-style-name="Preformatted_20_Text">
      <style:paragraph-properties fo:margin-top="0cm" fo:margin-bottom="0.499cm" style:contextual-spacing="false"/>
      <style:text-properties fo:font-weight="bold" officeooo:rsid="000df7ae" officeooo:paragraph-rsid="000df7ae" style:font-weight-asian="bold" style:font-weight-complex="bold"/>
    </style:style>
    <style:style style:name="T1" style:family="text">
      <style:text-properties fo:font-size="12pt" fo:font-weight="normal" officeooo:rsid="000df7ae" style:font-size-asian="12pt" style:font-weight-asian="normal" style:font-size-complex="12pt" style:font-weight-complex="normal"/>
    </style:style>
    <style:style style:name="T2" style:family="text">
      <style:text-properties fo:font-weight="bold" style:font-weight-asian="bold" style:font-weight-complex="bold"/>
    </style:style>
    <style:style style:name="T3" style:family="text">
      <style:text-properties fo:font-weight="bold" officeooo:rsid="000df7ae" style:font-weight-asian="bold" style:font-weight-complex="bold"/>
    </style:style>
    <style:style style:name="T4" style:family="text">
      <style:text-properties fo:font-size="15pt" fo:font-weight="bold" officeooo:rsid="000df7ae" style:font-size-asian="15pt" style:font-weight-asian="bold" style:font-size-complex="15pt" style:font-weight-complex="bold"/>
    </style:style>
    <style:style style:name="T5" style:family="text">
      <style:text-properties officeooo:rsid="000e84c9"/>
    </style:style>
    <style:style style:name="T6" style:family="text">
      <style:text-properties officeooo:rsid="0012461b"/>
    </style:style>
    <style:style style:name="T7" style:family="text">
      <style:text-properties officeooo:rsid="00124ffb"/>
    </style:style>
    <style:style style:name="T8" style:family="text">
      <style:text-properties officeooo:rsid="0013d9b0"/>
    </style:style>
    <style:style style:name="T9" style:family="text">
      <style:text-properties officeooo:rsid="0040e9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s in Python</text:p>
      <text:p text:style-name="P2"/>
      <text:p text:style-name="P2">Understanding Functions</text:p>
      <text:p text:style-name="P2"><text:tab/>Three things to be considered in understanding functions in <text:span text:style-name="T9">any</text:span> programming</text:p>
      <text:p text:style-name="P2">&gt; <text:span text:style-name="T2">Function Declaration</text:span> : Functions must be declared before they can be called. You do not need to declare function (return) types or explicitly return values ( None , Python's NULL object is returned by default if one is not given</text:p>
      <text:p text:style-name="P2">&gt; <text:span text:style-name="T2">Function Definition :</text:span> This refers to actually defining the function.</text:p>
      <text:p text:style-name="P2"><text:tab/>HOW TO DEFINE A FUNCTION :</text:p>
      <text:p text:style-name="P2"><text:tab/><text:tab/><text:span text:style-name="T2">def function_name([arguments]): </text:span></text:p>
      <text:p text:style-name="P3"><text:tab/><text:tab/><text:tab/>"optional documentation string" </text:p>
      <text:p text:style-name="P3"><text:tab/><text:tab/><text:tab/>function_suite</text:p>
      <text:p text:style-name="P2"/>
      <text:p text:style-name="P2">&gt; <text:span text:style-name="T2">Function Calling : </text:span>This basically refers to the using the function</text:p>
      <text:p text:style-name="P2"><text:tab/>HOW TO CALL A FUNCTION :</text:p>
      <text:p text:style-name="P2"><text:tab/><text:tab/>two types :</text:p>
      <text:p text:style-name="P2"><text:tab/><text:tab/><text:tab/>1 : <text:span text:style-name="T2">call by value </text:span></text:p>
      <text:p text:style-name="P3"><text:tab/><text:tab/><text:tab/><text:tab/>function_name(argument)</text:p>
      <text:p text:style-name="P2"><text:span text:style-name="T2"><text:tab/><text:tab/><text:tab/></text:span>2 :<text:span text:style-name="T2"> call by reference</text:span></text:p>
      <text:p text:style-name="P3"><text:tab/><text:tab/><text:tab/><text:tab/>function_name(variable)</text:p>
      <text:p text:style-name="P2"><text:tab/><text:tab/><text:tab/><text:tab/><text:tab/></text:p>
      <text:p text:style-name="P4"><text:span text:style-name="T5">&gt;&gt;</text:span>Using __main__ in python program</text:p>
      <text:p text:style-name="P6"/>
      <text:p text:style-name="P6"><text:span text:style-name="T1"><text:tab/></text:span>When the Python interpreter reads a source file, it executes all of the code found in it. Before executing the code, it will define a few special variables. For example, if the python interpreter is running that module (the source file) as the main program, it sets the special <text:span text:style-name="Source_20_Text">__name__</text:span> variable to have a value <text:span text:style-name="Source_20_Text">"__main__"</text:span>. If this file is being imported from another module, <text:span text:style-name="Source_20_Text">__name__</text:span> will be set to the module's name.</text:p>
      <text:p text:style-name="P17"><text:tab/>For an Example :</text:p>
      <text:p text:style-name="P16"><text:span text:style-name="Source_20_Text"><text:span text:style-name="T3"><text:tab/><text:tab/></text:span></text:span><text:span text:style-name="Source_20_Text"><text:span text:style-name="T2">python example.py</text:span></text:span></text:p>
      <text:p text:style-name="Text_20_body">on the command line. After setting up the special variables, it will execute the <text:span text:style-name="Source_20_Text">import</text:span> statement and load those modules. It will then evaluate the <text:span text:style-name="Source_20_Text">def</text:span> block, creating a function object and creating a variable called <text:span text:style-name="Source_20_Text">myfunction</text:span> that points to the function object. It will then read the <text:span text:style-name="Source_20_Text">if</text:span> statement and see that <text:span text:style-name="Source_20_Text">__name__</text:span> does equal <text:span text:style-name="Source_20_Text">"__main__"</text:span>, so it will execute the block shown there.</text:p>
      <text:p text:style-name="Text_20_body"><text:tab/>One of the reasons for doing this is that sometimes you write a module (a <text:span text:style-name="Source_20_Text">.py</text:span> file) where it can be executed directly. Alternatively, it can also be imported and used in another module. By doing the main check, you can have that code only execute when you want to run the module as a program and not have it execute when someone just wants to import your module and call your functions themselves</text:p>
      <text:p text:style-name="P2"><text:span text:style-name="T4">Python Programs 4</text:span><text:tab/></text:p>
      <text:p text:style-name="P2"><text:tab/></text:p>
      <text:p text:style-name="P8">#1 : simplefunc.py</text:p>
      <text:p text:style-name="P11"/>
      <text:p text:style-name="P11">def add(m,n): </text:p>
      <text:p text:style-name="P11"><text:tab/>print m+n </text:p>
      <text:p text:style-name="P11"/>
      <text:p text:style-name="P11">def sub(m,n): </text:p>
      <text:p text:style-name="P11"><text:soft-page-break/><text:tab/>print m-n </text:p>
      <text:p text:style-name="P11"/>
      <text:p text:style-name="P11">def mul(m,n): </text:p>
      <text:p text:style-name="P11"><text:tab/>print m*n </text:p>
      <text:p text:style-name="P11"/>
      <text:p text:style-name="P11">def div(m,n): </text:p>
      <text:p text:style-name="P11"><text:tab/>print m/n </text:p>
      <text:p text:style-name="P11"/>
      <text:p text:style-name="P11">if __name__ == "__main__": </text:p>
      <text:p text:style-name="P11"><text:tab/>a = int(raw_input("Enter first no :",)) </text:p>
      <text:p text:style-name="P11"><text:tab/>b = int(raw_input("Enter second no :",)) </text:p>
      <text:p text:style-name="P11"><text:tab/>add(a,b) </text:p>
      <text:p text:style-name="P11"><text:tab/>sub(a,b) </text:p>
      <text:p text:style-name="P11"><text:tab/>mul(a,b) </text:p>
      <text:p text:style-name="P11"><text:tab/>a = float(a) </text:p>
      <text:p text:style-name="P11"><text:tab/>div(a,b)</text:p>
      <text:p text:style-name="P8">#2 : simplefunc2.py</text:p>
      <text:p text:style-name="P11"/>
      <text:p text:style-name="P11">def calc(choice,a,b): </text:p>
      <text:p text:style-name="P11"><text:tab/>if choice is 1: </text:p>
      <text:p text:style-name="P11"><text:tab/><text:tab/>print "Add : ",a+b </text:p>
      <text:p text:style-name="P11"><text:tab/>elif choice is 2: </text:p>
      <text:p text:style-name="P11"><text:tab/><text:tab/>print "Sub : ",a-b </text:p>
      <text:p text:style-name="P11"><text:tab/>elif choice is 3: </text:p>
      <text:p text:style-name="P11"><text:tab/><text:tab/>print "Mul : ",a*b </text:p>
      <text:p text:style-name="P11"><text:tab/>elif choice is 4: </text:p>
      <text:p text:style-name="P11"><text:tab/><text:tab/>a = float(a) </text:p>
      <text:p text:style-name="P11"><text:tab/><text:tab/>print "Div : ",a/b </text:p>
      <text:p text:style-name="P11"/>
      <text:p text:style-name="P11">if __name__ == "__main__": </text:p>
      <text:p text:style-name="P11"><text:tab/>a = int(raw_input("Enter first no :\t",)) </text:p>
      <text:p text:style-name="P11"><text:tab/>b = int(raw_input("Enter second no :\t",)) </text:p>
      <text:p text:style-name="P11"><text:tab/>ch = int(raw_input("1: Add\n2: Sub\n3: Mul\n4: Div\nYour Choice : ")) </text:p>
      <text:p text:style-name="P11"><text:tab/>calc(ch,a,b)</text:p>
      <text:p text:style-name="P7"/>
      <text:p text:style-name="P7"/>
      <text:p text:style-name="P9">#<text:span text:style-name="T6">3</text:span> : <text:span text:style-name="T7">calculator</text:span>.py</text:p>
      <text:p text:style-name="P12"/>
      <text:p text:style-name="P14">def calc(choice,a,b): </text:p>
      <text:p text:style-name="P14"><text:tab/>return {<text:tab/>1 : a+b, </text:p>
      <text:p text:style-name="P14"><text:tab/><text:tab/><text:tab/>2 : a-b, </text:p>
      <text:p text:style-name="P14"><text:tab/><text:tab/><text:tab/>3 : a*b, </text:p>
      <text:p text:style-name="P14"><text:tab/><text:tab/><text:tab/>4 : a/b, </text:p>
      <text:p text:style-name="P14"><text:tab/><text:tab/>}[choice] </text:p>
      <text:p text:style-name="P14"/>
      <text:p text:style-name="P14">if __name__ == "__main__": </text:p>
      <text:p text:style-name="P14"><text:tab/>a = int(raw_input("Enter first no :\t",)) </text:p>
      <text:p text:style-name="P14"><text:tab/>b = int(raw_input("Enter second no :\t",)) </text:p>
      <text:p text:style-name="P14"><text:tab/>ch = int(raw_input("1: Add\n2: Sub\n3: Mul\n4: Div\nYour Choice : ")) </text:p>
      <text:p text:style-name="P14"><text:tab/>rval = calc(ch,a,b) </text:p>
      <text:p text:style-name="P14"><text:tab/>print "Return value is : ",rval</text:p>
      <text:p text:style-name="P14"><text:soft-page-break/></text:p>
      <text:p text:style-name="P10">#<text:span text:style-name="T8">4</text:span> : <text:span text:style-name="T8">list_tuples_dict_func</text:span>.py</text:p>
      <text:p text:style-name="P13"/>
      <text:p text:style-name="P15">#function for finding a value in the list or a tuple </text:p>
      <text:p text:style-name="P15">ls = [10,20,30] </text:p>
      <text:p text:style-name="P15">tp = (50,70,90) </text:p>
      <text:p text:style-name="P15">dictn = {"car":"vehicle", </text:p>
      <text:p text:style-name="P15"><text:tab/><text:tab/>"lion":"animal", </text:p>
      <text:p text:style-name="P15"><text:tab/><text:tab/>"tiger" : "animal", </text:p>
      <text:p text:style-name="P15"><text:tab/><text:tab/>"parrot": "bird", </text:p>
      <text:p text:style-name="P15"><text:tab/><text:tab/>"peacock" : "bird"} </text:p>
      <text:p text:style-name="P15"/>
      <text:p text:style-name="P15"/>
      <text:p text:style-name="P15">def printlist(): </text:p>
      <text:p text:style-name="P15"><text:tab/>print "List :",ls </text:p>
      <text:p text:style-name="P15"/>
      <text:p text:style-name="P15">def printtuple(): </text:p>
      <text:p text:style-name="P15"><text:tab/>print "Tuple : ",tp </text:p>
      <text:p text:style-name="P15"/>
      <text:p text:style-name="P15">def searchvalue(val): </text:p>
      <text:p text:style-name="P15"><text:tab/>if val in ls: </text:p>
      <text:p text:style-name="P15"><text:tab/><text:tab/>print "Value Found in List" </text:p>
      <text:p text:style-name="P15"><text:tab/>elif val in tp: </text:p>
      <text:p text:style-name="P15"><text:tab/><text:tab/>print "Value Found in Tuples" </text:p>
      <text:p text:style-name="P15"><text:tab/>else: </text:p>
      <text:p text:style-name="P15"><text:tab/><text:tab/>print "Value doesnt exist in List and Tuple" </text:p>
      <text:p text:style-name="P15"/>
      <text:p text:style-name="P15">def appendval(ds,val): </text:p>
      <text:p text:style-name="P15"><text:tab/>if ds is "list": </text:p>
      <text:p text:style-name="P15"><text:tab/><text:tab/>try: </text:p>
      <text:p text:style-name="P15"><text:tab/><text:tab/><text:tab/>ls.append(val) </text:p>
      <text:p text:style-name="P15"><text:tab/><text:tab/><text:tab/>print "After appending List Contents are :",ls </text:p>
      <text:p text:style-name="P15"><text:tab/><text:tab/>except: </text:p>
      <text:p text:style-name="P15"><text:tab/><text:tab/><text:tab/>print "Cannot be appended in list" </text:p>
      <text:p text:style-name="P15"><text:tab/>elif ds is "tuple": </text:p>
      <text:p text:style-name="P15"><text:tab/><text:tab/>try: </text:p>
      <text:p text:style-name="P15"><text:tab/><text:tab/><text:tab/>tp.append(val) </text:p>
      <text:p text:style-name="P15"><text:tab/><text:tab/><text:tab/>print "After appending List Contents are :",tp </text:p>
      <text:p text:style-name="P15"><text:tab/><text:tab/>except: </text:p>
      <text:p text:style-name="P15"><text:tab/><text:tab/><text:tab/>print "Cannot be appended in Tuples" </text:p>
      <text:p text:style-name="P15"/>
      <text:p text:style-name="P15">def printdict(): </text:p>
      <text:p text:style-name="P15"><text:tab/>print dictn </text:p>
      <text:p text:style-name="P15"/>
      <text:p text:style-name="P15">def search_in_dict(n): </text:p>
      <text:p text:style-name="P15"><text:tab/>return dictn[n] </text:p>
      <text:p text:style-name="P15"/>
      <text:p text:style-name="P15"/>
      <text:p text:style-name="P15">if __name__ == "__main__": </text:p>
      <text:p text:style-name="P15"><text:tab/>printlist() </text:p>
      <text:p text:style-name="P15"><text:tab/>printtuple() </text:p>
      <text:p text:style-name="P15"><text:tab/>value = int(raw_input("Value for searching : ")) </text:p>
      <text:p text:style-name="P15"><text:tab/>searchvalue(value) </text:p>
      <text:p text:style-name="P15"><text:tab/>mxl = max(ls) </text:p>
      <text:p text:style-name="P15"><text:soft-page-break/><text:tab/>mnl = min(ls) </text:p>
      <text:p text:style-name="P15"><text:tab/>print "List &gt;&gt; Maximum : %d and Minimum : %d"%(mxl,mnl) </text:p>
      <text:p text:style-name="P15"><text:tab/>mxt = max(tp) </text:p>
      <text:p text:style-name="P15"><text:tab/>mnt = min(tp) </text:p>
      <text:p text:style-name="P15"><text:tab/>print "Tuple &gt;&gt; Maximum : %d and Minimum : %d"%(mxt,mnt) </text:p>
      <text:p text:style-name="P15"><text:tab/>appendval("list",50) </text:p>
      <text:p text:style-name="P15"><text:tab/>appendval("tuple",50) </text:p>
      <text:p text:style-name="P15"><text:tab/>printdict() </text:p>
      <text:p text:style-name="P15"><text:tab/>#mapping animal and bird and vehicle </text:p>
      <text:p text:style-name="P15"><text:tab/>search = raw_input("Enter a living being : ") </text:p>
      <text:p text:style-name="P15"><text:tab/>val = search_in_dict(search) </text:p>
      <text:p text:style-name="P15"><text:tab/>print "Its a ",val </text:p>
      <text:p text:style-name="P15"><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kesh </meta:initial-creator>
    <meta:creation-date>2015-10-01T19:07:18.088099073</meta:creation-date>
    <dc:date>2015-10-02T21:24:22.145501993</dc:date>
    <dc:creator>Rakesh </dc:creator>
    <meta:editing-duration>PT3H29M55S</meta:editing-duration>
    <meta:editing-cycles>53</meta:editing-cycles>
    <meta:generator>LibreOffice/4.2.8.2$Linux_X86_64 LibreOffice_project/420m0$Build-2</meta:generator>
    <meta:document-statistic meta:table-count="0" meta:image-count="0" meta:object-count="0" meta:page-count="4" meta:paragraph-count="127" meta:word-count="695" meta:character-count="4410" meta:non-whitespace-character-count="3590"/>
  </office:meta>
</office:document-meta>
</file>